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llaborative Education Platf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uide: P. D. Mundada Mam</text:p>
            <text:p/>
            <text:p>2015BCS010</text:p>
            <text:p>2015BCS018</text:p>
            <text:p>2015BCS09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te presentation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4:52:43.019431897</meta:creation-date>
    <dc:date>2018-04-16T11:44:22.966132151</dc:date>
    <meta:editing-duration>PT15M40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